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айди</text:p>
          </table:table-cell>
          <table:table-cell table:number-columns-repeated="3" office:value-type="string" calcext:value-type="string">
            <text:p>а</text:p>
          </table:table-cell>
          <table:table-cell office:value-type="string" calcext:value-type="string">
            <text:p>собес</text:p>
          </table:table-cell>
          <table:table-cell office:value-type="string" calcext:value-type="string">
            <text:p>сумма баллов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647240" calcext:value-type="float">
            <text:p>164724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2:.D2]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7593512" calcext:value-type="float">
            <text:p>759351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8990077" calcext:value-type="float">
            <text:p>899007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4:.D4]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9515089" calcext:value-type="float">
            <text:p>951508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5:.D5]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3553994" calcext:value-type="float">
            <text:p>355399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SUM([.B6:.D6])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6444730" calcext:value-type="float">
            <text:p>644473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7:.D7])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3367855" calcext:value-type="float">
            <text:p>336785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6060284" calcext:value-type="float">
            <text:p>606028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SUM([.B9:.D9])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9025094" calcext:value-type="float">
            <text:p>902509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10:.D10])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5510026" calcext:value-type="float">
            <text:p>551002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SUM([.B11:.D11])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3555177" calcext:value-type="float">
            <text:p>35551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2:.D12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7428008" calcext:value-type="float">
            <text:p>742800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3:.D13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5797818" calcext:value-type="float">
            <text:p>579781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formula="of:=SUM([.B14:.D14])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1125256" calcext:value-type="float">
            <text:p>112525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B15:.D15]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5944289" calcext:value-type="float">
            <text:p>594428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6:.D16]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230171" calcext:value-type="float">
            <text:p>223017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17:.D17])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2728335" calcext:value-type="float">
            <text:p>272833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9371151" calcext:value-type="float">
            <text:p>937115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19:.D19])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2327610" calcext:value-type="float">
            <text:p>232761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20:.D20])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4453615" calcext:value-type="float">
            <text:p>4453615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21:.D21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4633000" calcext:value-type="float">
            <text:p>46330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22:.D22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4728705" calcext:value-type="float">
            <text:p>472870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23:.D23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5245088" calcext:value-type="float">
            <text:p>52450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B24:.D24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8798059" calcext:value-type="float">
            <text:p>879805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25:.D25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26:.D26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3231873" calcext:value-type="float">
            <text:p>323187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27:.D27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3698501" calcext:value-type="float">
            <text:p>369850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28:.D28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5344271" calcext:value-type="float">
            <text:p>534427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SUM([.B29:.D29]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7276834" calcext:value-type="float">
            <text:p>727683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30:.D30]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5076874" calcext:value-type="float">
            <text:p>507687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31:.D31])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7001768" calcext:value-type="float">
            <text:p>700176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SUM([.B32:.D32])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8073943" calcext:value-type="float">
            <text:p>807394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B33:.D33])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9753459" calcext:value-type="float">
            <text:p>975345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SUM([.B34:.D34])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SUM([.B35:.D35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177585" calcext:value-type="float">
            <text:p>717758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B36:.D36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551725" calcext:value-type="float">
            <text:p>755172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37:.D37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746683" calcext:value-type="float">
            <text:p>7746683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38:.D38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493915" calcext:value-type="float">
            <text:p>249391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39:.D39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4597340" calcext:value-type="float">
            <text:p>45973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40:.D40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5231206" calcext:value-type="float">
            <text:p>523120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41:.D41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9673339" calcext:value-type="float">
            <text:p>967333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SUM([.B42:.D42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1758189" calcext:value-type="float">
            <text:p>175818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43:.D43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317405" calcext:value-type="float">
            <text:p>231740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44:.D44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4682861" calcext:value-type="float">
            <text:p>468286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45:.D45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8259349" calcext:value-type="float">
            <text:p>825934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SUM([.B46:.D46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4380112" calcext:value-type="float">
            <text:p>438011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47:.D47])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5461296" calcext:value-type="float">
            <text:p>5461296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SUM([.B48:.D48])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5729662" calcext:value-type="float">
            <text:p>5729662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SUM([.B49:.D49]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7603082" calcext:value-type="float">
            <text:p>760308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50:.D50]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5982337" calcext:value-type="float">
            <text:p>598233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1:.D51]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8773067" calcext:value-type="float">
            <text:p>87730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52:.D52])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3840981" calcext:value-type="float">
            <text:p>384098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B53:.D53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4031746" calcext:value-type="float">
            <text:p>4031746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54:.D54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4950486" calcext:value-type="float">
            <text:p>495048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B55:.D55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8502227" calcext:value-type="float">
            <text:p>850222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6:.D56])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3245476" calcext:value-type="float">
            <text:p>324547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SUM([.B57:.D57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3273598" calcext:value-type="float">
            <text:p>327359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58:.D58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7052623" calcext:value-type="float">
            <text:p>705262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59:.D59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6470270" calcext:value-type="float">
            <text:p>647027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formula="of:=SUM([.B60:.D60])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8266100" calcext:value-type="float">
            <text:p>826610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61:.D61]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8925532" calcext:value-type="float">
            <text:p>8925532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62:.D62]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387814" calcext:value-type="float">
            <text:p>238781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63:.D63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5133254" calcext:value-type="float">
            <text:p>513325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64:.D64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6420328" calcext:value-type="float">
            <text:p>642032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B65:.D65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8604487" calcext:value-type="float">
            <text:p>86044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66:.D66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8942306" calcext:value-type="float">
            <text:p>894230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67:.D67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9528765" calcext:value-type="float">
            <text:p>952876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68:.D68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2456711" calcext:value-type="float">
            <text:p>245671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SUM([.B69:.D69])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1406436" calcext:value-type="float">
            <text:p>1406436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SUM([.B70:.D70])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2393121" calcext:value-type="float">
            <text:p>239312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SUM([.B71:.D71])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809345" calcext:value-type="float">
            <text:p>80934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72:.D72])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1378110" calcext:value-type="float">
            <text:p>137811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73:.D73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6361212" calcext:value-type="float">
            <text:p>6361212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74:.D74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7576102" calcext:value-type="float">
            <text:p>757610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75:.D75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7038558" calcext:value-type="float">
            <text:p>703855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SUM([.B76:.D76])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403442" calcext:value-type="float">
            <text:p>40344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B77:.D77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5347339" calcext:value-type="float">
            <text:p>534733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78:.D78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5882381" calcext:value-type="float">
            <text:p>588238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79:.D79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6131062" calcext:value-type="float">
            <text:p>613106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80:.D80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9389079" calcext:value-type="float">
            <text:p>938907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81:.D81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810959" calcext:value-type="float">
            <text:p>81095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82:.D82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2352515" calcext:value-type="float">
            <text:p>2352515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3:.D83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7526251" calcext:value-type="float">
            <text:p>7526251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84:.D84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654031" calcext:value-type="float">
            <text:p>65403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SUM([.B85:.D85]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210716" calcext:value-type="float">
            <text:p>121071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86:.D86]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7118014" calcext:value-type="float">
            <text:p>7118014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B87:.D87])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5137855" calcext:value-type="float">
            <text:p>51378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88:.D88])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1217755" calcext:value-type="float">
            <text:p>121775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89:.D89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551565" calcext:value-type="float">
            <text:p>355156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90:.D90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566260" calcext:value-type="float">
            <text:p>356626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B91:.D91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962781" calcext:value-type="float">
            <text:p>396278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92:.D92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5063047" calcext:value-type="float">
            <text:p>5063047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3:.D93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6200143" calcext:value-type="float">
            <text:p>6200143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94:.D94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7234468" calcext:value-type="float">
            <text:p>723446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95:.D95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9386849" calcext:value-type="float">
            <text:p>9386849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6:.D96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373205" calcext:value-type="float">
            <text:p>13732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97:.D97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393038" calcext:value-type="float">
            <text:p>339303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98:.D98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4383433" calcext:value-type="float">
            <text:p>438343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SUM([.B99:.D99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8136441" calcext:value-type="float">
            <text:p>8136441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SUM([.B100:.D100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752713" calcext:value-type="float">
            <text:p>375271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101:.D101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6117224" calcext:value-type="float">
            <text:p>611722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02:.D102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8819341" calcext:value-type="float">
            <text:p>881934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03:.D103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9033616" calcext:value-type="float">
            <text:p>90336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104:.D104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9570539" calcext:value-type="float">
            <text:p>957053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formula="of:=SUM([.B105:.D105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512143" calcext:value-type="float">
            <text:p>512143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06:.D106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4664570" calcext:value-type="float">
            <text:p>4664570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107:.D107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5474415" calcext:value-type="float">
            <text:p>547441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108:.D108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6031353" calcext:value-type="float">
            <text:p>603135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109:.D109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7926129" calcext:value-type="float">
            <text:p>792612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110:.D110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8600213" calcext:value-type="float">
            <text:p>860021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111:.D111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8257732" calcext:value-type="float">
            <text:p>8257732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112:.D112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9570113" calcext:value-type="float">
            <text:p>957011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SUM([.B113:.D113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9727013" calcext:value-type="float">
            <text:p>9727013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UM([.B114:.D114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500360" calcext:value-type="float">
            <text:p>250036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115:.D115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4196376" calcext:value-type="float">
            <text:p>419637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116:.D116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4438401" calcext:value-type="float">
            <text:p>443840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117:.D117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1198222" calcext:value-type="float">
            <text:p>119822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118:.D118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764902" calcext:value-type="float">
            <text:p>276490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119:.D119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6748792" calcext:value-type="float">
            <text:p>674879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20:.D120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7724533" calcext:value-type="float">
            <text:p>772453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SUM([.B121:.D121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9727425" calcext:value-type="float">
            <text:p>972742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122:.D122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481106" calcext:value-type="float">
            <text:p>48110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123:.D123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6313074" calcext:value-type="float">
            <text:p>631307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SUM([.B124:.D124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4450692" calcext:value-type="float">
            <text:p>445069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25:.D125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4789003" calcext:value-type="float">
            <text:p>478900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26:.D126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6772411" calcext:value-type="float">
            <text:p>677241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SUM([.B127:.D127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7171498" calcext:value-type="float">
            <text:p>717149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SUM([.B128:.D128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7957670" calcext:value-type="float">
            <text:p>7957670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129:.D129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9980993" calcext:value-type="float">
            <text:p>998099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30:.D130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131:.D131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243795" calcext:value-type="float">
            <text:p>124379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132:.D132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5448302" calcext:value-type="float">
            <text:p>544830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33:.D133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6965768" calcext:value-type="float">
            <text:p>696576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134:.D134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472661" calcext:value-type="float">
            <text:p>1472661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35:.D135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4716508" calcext:value-type="float">
            <text:p>47165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136:.D136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5941048" calcext:value-type="float">
            <text:p>594104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137:.D137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6799620" calcext:value-type="float">
            <text:p>67996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38:.D138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139:.D139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35153" calcext:value-type="float">
            <text:p>173515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40:.D140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94351" calcext:value-type="float">
            <text:p>179435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141:.D141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472746" calcext:value-type="float">
            <text:p>247274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142:.D142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477410" calcext:value-type="float">
            <text:p>247741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SUM([.B143:.D143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4978696" calcext:value-type="float">
            <text:p>497869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44:.D144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5902868" calcext:value-type="float">
            <text:p>5902868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SUM([.B145:.D145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5992278" calcext:value-type="float">
            <text:p>599227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146:.D146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6409428" calcext:value-type="float">
            <text:p>640942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147:.D147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8625190" calcext:value-type="float">
            <text:p>862519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48:.D148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36840" calcext:value-type="float">
            <text:p>1736840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149:.D149])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998562" calcext:value-type="float">
            <text:p>199856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SUM([.B150:.D150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5669756" calcext:value-type="float">
            <text:p>566975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151:.D151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6725211" calcext:value-type="float">
            <text:p>672521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152:.D152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9194816" calcext:value-type="float">
            <text:p>9194816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SUM([.B153:.D153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389515" calcext:value-type="float">
            <text:p>38951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B154:.D154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194333" calcext:value-type="float">
            <text:p>219433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155:.D155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649521" calcext:value-type="float">
            <text:p>264952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SUM([.B156:.D156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3311746" calcext:value-type="float">
            <text:p>331174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SUM([.B157:.D157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3501652" calcext:value-type="float">
            <text:p>350165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B158:.D158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4480570" calcext:value-type="float">
            <text:p>448057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B159:.D159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5370581" calcext:value-type="float">
            <text:p>537058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160:.D160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5612973" calcext:value-type="float">
            <text:p>5612973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61:.D161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8507719" calcext:value-type="float">
            <text:p>850771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162:.D162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796603" calcext:value-type="float">
            <text:p>796603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163:.D163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2677094" calcext:value-type="float">
            <text:p>2677094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4:.D164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5617755" calcext:value-type="float">
            <text:p>561775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5:.D165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1791981" calcext:value-type="float">
            <text:p>179198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66:.D166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4625319" calcext:value-type="float">
            <text:p>462531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167:.D167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5758999" calcext:value-type="float">
            <text:p>575899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68:.D168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8407842" calcext:value-type="float">
            <text:p>840784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69:.D169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9374685" calcext:value-type="float">
            <text:p>937468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70:.D170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1576414" calcext:value-type="float">
            <text:p>157641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171:.D171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843040" calcext:value-type="float">
            <text:p>28430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172:.D172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932858" calcext:value-type="float">
            <text:p>293285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B173:.D173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532149" calcext:value-type="float">
            <text:p>3532149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174:.D174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4603765" calcext:value-type="float">
            <text:p>460376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175:.D175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042827" calcext:value-type="float">
            <text:p>504282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76:.D176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640492" calcext:value-type="float">
            <text:p>564049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177:.D177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806242" calcext:value-type="float">
            <text:p>980624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178:.D178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777002" calcext:value-type="float">
            <text:p>77700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79:.D179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2772349" calcext:value-type="float">
            <text:p>2772349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80:.D180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4809843" calcext:value-type="float">
            <text:p>480984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181:.D181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7407494" calcext:value-type="float">
            <text:p>740749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SUM([.B182:.D182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4114085" calcext:value-type="float">
            <text:p>411408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183:.D183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7710295" calcext:value-type="float">
            <text:p>771029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SUM([.B184:.D184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7989883" calcext:value-type="float">
            <text:p>798988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185:.D185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8501568" calcext:value-type="float">
            <text:p>850156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SUM([.B186:.D186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8872969" calcext:value-type="float">
            <text:p>887296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87:.D187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9788636" calcext:value-type="float">
            <text:p>978863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SUM([.B188:.D188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4235208" calcext:value-type="float">
            <text:p>423520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89:.D189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7426285" calcext:value-type="float">
            <text:p>742628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90:.D190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8497401" calcext:value-type="float">
            <text:p>849740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91:.D191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9249788" calcext:value-type="float">
            <text:p>924978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192:.D192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9691641" calcext:value-type="float">
            <text:p>9691641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SUM([.B193:.D193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559237" calcext:value-type="float">
            <text:p>155923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B194:.D194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2437623" calcext:value-type="float">
            <text:p>2437623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95:.D195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3009031" calcext:value-type="float">
            <text:p>300903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196:.D196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5105569" calcext:value-type="float">
            <text:p>510556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197:.D197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6008680" calcext:value-type="float">
            <text:p>60086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SUM([.B198:.D198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6069407" calcext:value-type="float">
            <text:p>60694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199:.D199])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6764749" calcext:value-type="float">
            <text:p>676474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200:.D200])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293998" calcext:value-type="float">
            <text:p>29399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201:.D201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5289449" calcext:value-type="float">
            <text:p>528944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202:.D202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8339620" calcext:value-type="float">
            <text:p>833962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203:.D203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228865" calcext:value-type="float">
            <text:p>22886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204:.D204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512460" calcext:value-type="float">
            <text:p>51246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205:.D205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780249" calcext:value-type="float">
            <text:p>178024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SUM([.B206:.D206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2469232" calcext:value-type="float">
            <text:p>246923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SUM([.B207:.D207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161946" calcext:value-type="float">
            <text:p>7161946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formula="of:=SUM([.B208:.D208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841053" calcext:value-type="float">
            <text:p>784105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209:.D209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877697" calcext:value-type="float">
            <text:p>7877697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210:.D210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8637140" calcext:value-type="float">
            <text:p>863714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SUM([.B211:.D211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9485973" calcext:value-type="float">
            <text:p>9485973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212:.D212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9750992" calcext:value-type="float">
            <text:p>975099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213:.D213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77755" calcext:value-type="float">
            <text:p>17775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14:.D214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798171" calcext:value-type="float">
            <text:p>79817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215:.D215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7376009" calcext:value-type="float">
            <text:p>737600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16:.D216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227153" calcext:value-type="float">
            <text:p>2271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217:.D217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6770137" calcext:value-type="float">
            <text:p>67701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218:.D218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9751792" calcext:value-type="float">
            <text:p>9751792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219:.D219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025846" calcext:value-type="float">
            <text:p>102584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220:.D220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390670" calcext:value-type="float">
            <text:p>13906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221:.D221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3523165" calcext:value-type="float">
            <text:p>352316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222:.D222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5051578" calcext:value-type="float">
            <text:p>505157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223:.D223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7309079" calcext:value-type="float">
            <text:p>730907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224:.D224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8139635" calcext:value-type="float">
            <text:p>813963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SUM([.B225:.D225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9499540" calcext:value-type="float">
            <text:p>949954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SUM([.B226:.D226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9691806" calcext:value-type="float">
            <text:p>969180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SUM([.B227:.D227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31330" calcext:value-type="float">
            <text:p>13133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228:.D228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2282297" calcext:value-type="float">
            <text:p>228229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B229:.D229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7305714" calcext:value-type="float">
            <text:p>7305714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230:.D230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9158089" calcext:value-type="float">
            <text:p>9158089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SUM([.B231:.D231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174718" calcext:value-type="float">
            <text:p>17471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32:.D232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449324" calcext:value-type="float">
            <text:p>44932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233:.D233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895532" calcext:value-type="float">
            <text:p>89553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234:.D234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2410627" calcext:value-type="float">
            <text:p>241062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235:.D235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4170680" calcext:value-type="float">
            <text:p>417068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SUM([.B236:.D236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6456962" calcext:value-type="float">
            <text:p>645696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237:.D237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8309009" calcext:value-type="float">
            <text:p>830900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SUM([.B238:.D238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235470" calcext:value-type="float">
            <text:p>123547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239:.D239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1765267" calcext:value-type="float">
            <text:p>17652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SUM([.B240:.D240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4291738" calcext:value-type="float">
            <text:p>4291738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SUM([.B241:.D241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5464364" calcext:value-type="float">
            <text:p>546436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242:.D242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7818540" calcext:value-type="float">
            <text:p>781854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SUM([.B243:.D243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9784517" calcext:value-type="float">
            <text:p>978451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SUM([.B244:.D244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320445" calcext:value-type="float">
            <text:p>3204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45:.D245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175226" calcext:value-type="float">
            <text:p>117522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46:.D246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798029" calcext:value-type="float">
            <text:p>179802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[.B247:.D247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2332293" calcext:value-type="float">
            <text:p>233229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48:.D248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2832651" calcext:value-type="float">
            <text:p>283265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49:.D249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3611813" calcext:value-type="float">
            <text:p>3611813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250:.D250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8050635" calcext:value-type="float">
            <text:p>805063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251:.D25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9685943" calcext:value-type="float">
            <text:p>9685943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52:.D252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341566" calcext:value-type="float">
            <text:p>34156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SUM([.B253:.D253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642212" calcext:value-type="float">
            <text:p>3642212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54:.D254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932548" calcext:value-type="float">
            <text:p>393254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255:.D255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5632785" calcext:value-type="float">
            <text:p>563278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256:.D256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5632912" calcext:value-type="float">
            <text:p>56329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257:.D257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8679509" calcext:value-type="float">
            <text:p>867950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258:.D258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8695385" calcext:value-type="float">
            <text:p>869538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SUM([.B259:.D259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194375" calcext:value-type="float">
            <text:p>919437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260:.D260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632567" calcext:value-type="float">
            <text:p>963256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SUM([.B261:.D261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882273" calcext:value-type="float">
            <text:p>988227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SUM([.B262:.D262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396532" calcext:value-type="float">
            <text:p>339653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SUM([.B263:.D263]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4600702" calcext:value-type="float">
            <text:p>46007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264:.D264]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2226737" calcext:value-type="float">
            <text:p>22267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SUM([.B265:.D265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2504092" calcext:value-type="float">
            <text:p>2504092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266:.D266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4423003" calcext:value-type="float">
            <text:p>4423003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267:.D267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5831396" calcext:value-type="float">
            <text:p>583139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B268:.D268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6292192" calcext:value-type="float">
            <text:p>629219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269:.D269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6453541" calcext:value-type="float">
            <text:p>645354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270:.D270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7838313" calcext:value-type="float">
            <text:p>783831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B271:.D271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8219753" calcext:value-type="float">
            <text:p>821975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formula="of:=SUM([.B272:.D272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8920014" calcext:value-type="float">
            <text:p>892001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73:.D273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148370" calcext:value-type="float">
            <text:p>114837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74:.D274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3964775" calcext:value-type="float">
            <text:p>396477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SUM([.B275:.D275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4950121" calcext:value-type="float">
            <text:p>495012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formula="of:=SUM([.B276:.D276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5597364" calcext:value-type="float">
            <text:p>5597364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77:.D277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7041930" calcext:value-type="float">
            <text:p>704193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278:.D278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9312589" calcext:value-type="float">
            <text:p>931258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SUM([.B279:.D279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9937168" calcext:value-type="float">
            <text:p>993716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B280:.D280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1447118" calcext:value-type="float">
            <text:p>144711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281:.D281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4781278" calcext:value-type="float">
            <text:p>478127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82:.D282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4918681" calcext:value-type="float">
            <text:p>491868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83:.D283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9590613" calcext:value-type="float">
            <text:p>959061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84:.D284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2307729" calcext:value-type="float">
            <text:p>230772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B285:.D285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86:.D286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005318" calcext:value-type="float">
            <text:p>400531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SUM([.B287:.D287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199412" calcext:value-type="float">
            <text:p>419941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88:.D288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8574372" calcext:value-type="float">
            <text:p>8574372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SUM([.B289:.D289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9613452" calcext:value-type="float">
            <text:p>961345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290:.D290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323255" calcext:value-type="float">
            <text:p>32325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B291:.D291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3075983" calcext:value-type="float">
            <text:p>307598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292:.D292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5604157" calcext:value-type="float">
            <text:p>56041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293:.D293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7233759" calcext:value-type="float">
            <text:p>723375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294:.D294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8801843" calcext:value-type="float">
            <text:p>8801843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295:.D295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1044043" calcext:value-type="float">
            <text:p>104404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296:.D296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2031414" calcext:value-type="float">
            <text:p>203141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297:.D297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6307150" calcext:value-type="float">
            <text:p>630715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98:.D298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9171737" calcext:value-type="float">
            <text:p>917173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299:.D299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9531444" calcext:value-type="float">
            <text:p>953144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300:.D300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879870" calcext:value-type="float">
            <text:p>87987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301:.D301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317007" calcext:value-type="float">
            <text:p>1317007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302:.D302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3156096" calcext:value-type="float">
            <text:p>3156096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303:.D303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3727930" calcext:value-type="float">
            <text:p>372793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304:.D304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5058563" calcext:value-type="float">
            <text:p>505856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305:.D305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6226600" calcext:value-type="float">
            <text:p>62266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306:.D306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8430286" calcext:value-type="float">
            <text:p>843028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SUM([.B307:.D307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8907108" calcext:value-type="float">
            <text:p>89071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308:.D308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13765" calcext:value-type="float">
            <text:p>11376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SUM([.B309:.D309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41016" calcext:value-type="float">
            <text:p>2410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310:.D310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049265" calcext:value-type="float">
            <text:p>204926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11:.D311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538821" calcext:value-type="float">
            <text:p>353882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SUM([.B312:.D312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4633158" calcext:value-type="float">
            <text:p>463315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313:.D313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4714579" calcext:value-type="float">
            <text:p>47145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SUM([.B314:.D314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5174594" calcext:value-type="float">
            <text:p>5174594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315:.D315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6320318" calcext:value-type="float">
            <text:p>6320318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316:.D316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6636953" calcext:value-type="float">
            <text:p>663695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317:.D317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8031014" calcext:value-type="float">
            <text:p>803101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318:.D318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1078072" calcext:value-type="float">
            <text:p>1078072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319:.D319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901372" calcext:value-type="float">
            <text:p>19013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320:.D320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3452266" calcext:value-type="float">
            <text:p>345226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321:.D321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4822161" calcext:value-type="float">
            <text:p>482216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322:.D322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7308564" calcext:value-type="float">
            <text:p>730856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323:.D323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7986900" calcext:value-type="float">
            <text:p>798690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24:.D324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248288" calcext:value-type="float">
            <text:p>924828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325:.D325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357588" calcext:value-type="float">
            <text:p>935758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326:.D326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754458" calcext:value-type="float">
            <text:p>975445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SUM([.B327:.D327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228721" calcext:value-type="float">
            <text:p>22872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B328:.D328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07631" calcext:value-type="float">
            <text:p>407631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B329:.D329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877730" calcext:value-type="float">
            <text:p>18777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SUM([.B330:.D330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896065" calcext:value-type="float">
            <text:p>189606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B331:.D331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044151" calcext:value-type="float">
            <text:p>404415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B332:.D332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217248" calcext:value-type="float">
            <text:p>421724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333:.D333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517488" calcext:value-type="float">
            <text:p>451748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SUM([.B334:.D334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6420631" calcext:value-type="float">
            <text:p>642063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335:.D335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8452362" calcext:value-type="float">
            <text:p>845236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336:.D336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143195" calcext:value-type="float">
            <text:p>114319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SUM([.B337:.D337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686441" calcext:value-type="float">
            <text:p>168644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B338:.D338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868150" calcext:value-type="float">
            <text:p>186815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339:.D339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266775" calcext:value-type="float">
            <text:p>226677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340:.D340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450922" calcext:value-type="float">
            <text:p>245092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341:.D341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3222911" calcext:value-type="float">
            <text:p>322291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342:.D342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3896076" calcext:value-type="float">
            <text:p>3896076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343:.D343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4533887" calcext:value-type="float">
            <text:p>453388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344:.D344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6365239" calcext:value-type="float">
            <text:p>636523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345:.D345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8952629" calcext:value-type="float">
            <text:p>8952629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346:.D346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987393" calcext:value-type="float">
            <text:p>2987393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SUM([.B347:.D347])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4201710" calcext:value-type="float">
            <text:p>42017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SUM([.B348:.D348])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3204092" calcext:value-type="float">
            <text:p>3204092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349:.D349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4652792" calcext:value-type="float">
            <text:p>465279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SUM([.B350:.D350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118898" calcext:value-type="float">
            <text:p>511889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B351:.D351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457813" calcext:value-type="float">
            <text:p>545781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352:.D352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6016670" calcext:value-type="float">
            <text:p>601667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353:.D353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8370309" calcext:value-type="float">
            <text:p>837030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SUM([.B354:.D354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34574" calcext:value-type="float">
            <text:p>53457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B355:.D355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266096" calcext:value-type="float">
            <text:p>126609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356:.D356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5003358" calcext:value-type="float">
            <text:p>500335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357:.D357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6077021" calcext:value-type="float">
            <text:p>607702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358:.D358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7968043" calcext:value-type="float">
            <text:p>79680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359:.D359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9908407" calcext:value-type="float">
            <text:p>990840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360:.D360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317121" calcext:value-type="float">
            <text:p>31712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361:.D361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937002" calcext:value-type="float">
            <text:p>193700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362:.D362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543110" calcext:value-type="float">
            <text:p>254311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363:.D363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851149" calcext:value-type="float">
            <text:p>285114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364:.D364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4072202" calcext:value-type="float">
            <text:p>407220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365:.D365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5774108" calcext:value-type="float">
            <text:p>577410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SUM([.B366:.D366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6991159" calcext:value-type="float">
            <text:p>699115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367:.D367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9168053" calcext:value-type="float">
            <text:p>916805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368:.D368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9502379" calcext:value-type="float">
            <text:p>950237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369:.D369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326005" calcext:value-type="float">
            <text:p>1326005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370:.D370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819500" calcext:value-type="float">
            <text:p>381950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B371:.D371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049221" calcext:value-type="float">
            <text:p>604922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formula="of:=SUM([.B372:.D372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308379" calcext:value-type="float">
            <text:p>630837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373:.D373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907033" calcext:value-type="float">
            <text:p>690703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374:.D374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7901314" calcext:value-type="float">
            <text:p>790131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375:.D375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8727554" calcext:value-type="float">
            <text:p>872755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376:.D376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8954342" calcext:value-type="float">
            <text:p>895434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B377:.D377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9757834" calcext:value-type="float">
            <text:p>975783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378:.D378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904253" calcext:value-type="float">
            <text:p>904253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SUM([.B379:.D379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948129" calcext:value-type="float">
            <text:p>948129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380:.D380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1088268" calcext:value-type="float">
            <text:p>108826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381:.D381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153864" calcext:value-type="float">
            <text:p>215386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382:.D382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293049" calcext:value-type="float">
            <text:p>229304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383:.D383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7443226" calcext:value-type="float">
            <text:p>744322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384:.D384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8952818" calcext:value-type="float">
            <text:p>895281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B385:.D385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430266" calcext:value-type="float">
            <text:p>243026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386:.D386])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8821307" calcext:value-type="float">
            <text:p>882130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387:.D387])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656199" calcext:value-type="float">
            <text:p>165619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SUM([.B388:.D388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227761" calcext:value-type="float">
            <text:p>2227761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89:.D389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560487" calcext:value-type="float">
            <text:p>256048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B390:.D390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962157" calcext:value-type="float">
            <text:p>2962157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391:.D391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4595712" calcext:value-type="float">
            <text:p>45957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392:.D392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7492210" calcext:value-type="float">
            <text:p>74922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393:.D393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8709771" calcext:value-type="float">
            <text:p>870977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B394:.D394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632548" calcext:value-type="float">
            <text:p>63254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395:.D395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672236" calcext:value-type="float">
            <text:p>6722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B396:.D396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390029" calcext:value-type="float">
            <text:p>139002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397:.D397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3298466" calcext:value-type="float">
            <text:p>32984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98:.D398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4344604" calcext:value-type="float">
            <text:p>434460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SUM([.B399:.D399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5082681" calcext:value-type="float">
            <text:p>508268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400:.D400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5522821" calcext:value-type="float">
            <text:p>552282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401:.D401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618416" calcext:value-type="float">
            <text:p>618416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402:.D402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349254" calcext:value-type="float">
            <text:p>13492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SUM([.B403:.D403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577549" calcext:value-type="float">
            <text:p>1577549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404:.D404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3942216" calcext:value-type="float">
            <text:p>39422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SUM([.B405:.D405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4765767" calcext:value-type="float">
            <text:p>476576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SUM([.B406:.D406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5460535" calcext:value-type="float">
            <text:p>546053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SUM([.B407:.D407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062630" calcext:value-type="float">
            <text:p>70626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408:.D408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430870" calcext:value-type="float">
            <text:p>743087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SUM([.B409:.D409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724636" calcext:value-type="float">
            <text:p>772463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SUM([.B410:.D410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9784337" calcext:value-type="float">
            <text:p>9784337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411:.D411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264230" calcext:value-type="float">
            <text:p>26423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SUM([.B412:.D412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3141451" calcext:value-type="float">
            <text:p>314145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SUM([.B413:.D413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4481839" calcext:value-type="float">
            <text:p>4481839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414:.D414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5463793" calcext:value-type="float">
            <text:p>546379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B415:.D415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6498985" calcext:value-type="float">
            <text:p>64989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416:.D416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6554149" calcext:value-type="float">
            <text:p>6554149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417:.D417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566292" calcext:value-type="float">
            <text:p>756629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SUM([.B418:.D418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736623" calcext:value-type="float">
            <text:p>7736623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419:.D419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793364" calcext:value-type="float">
            <text:p>779336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420:.D420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8317352" calcext:value-type="float">
            <text:p>83173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421:.D421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9440390" calcext:value-type="float">
            <text:p>944039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SUM([.B422:.D422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094161" calcext:value-type="float">
            <text:p>109416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423:.D423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1112588" calcext:value-type="float">
            <text:p>111258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424:.D424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185415" calcext:value-type="float">
            <text:p>218541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SUM([.B425:.D425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4884958" calcext:value-type="float">
            <text:p>488495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426:.D426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069671" calcext:value-type="float">
            <text:p>506967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SUM([.B427:.D427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6791916" calcext:value-type="float">
            <text:p>679191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SUM([.B428:.D428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7908632" calcext:value-type="float">
            <text:p>790863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429:.D429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8693644" calcext:value-type="float">
            <text:p>86936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formula="of:=SUM([.B430:.D430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093420" calcext:value-type="float">
            <text:p>209342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431:.D431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499477" calcext:value-type="float">
            <text:p>2499477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SUM([.B432:.D432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509527" calcext:value-type="float">
            <text:p>2509527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433:.D433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775657" calcext:value-type="float">
            <text:p>277565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434:.D434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7786913" calcext:value-type="float">
            <text:p>778691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SUM([.B435:.D435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167583" calcext:value-type="float">
            <text:p>8167583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436:.D436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228755" calcext:value-type="float">
            <text:p>82287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SUM([.B437:.D437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770375" calcext:value-type="float">
            <text:p>877037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438:.D438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007628" calcext:value-type="float">
            <text:p>100762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439:.D439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4296703" calcext:value-type="float">
            <text:p>429670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SUM([.B440:.D440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478150" calcext:value-type="float">
            <text:p>647815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41:.D441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548188" calcext:value-type="float">
            <text:p>654818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442:.D442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703571" calcext:value-type="float">
            <text:p>670357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SUM([.B443:.D443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8437480" calcext:value-type="float">
            <text:p>843748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SUM([.B444:.D444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8706676" calcext:value-type="float">
            <text:p>870667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SUM([.B445:.D445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3039835" calcext:value-type="float">
            <text:p>303983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446:.D446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4220888" calcext:value-type="float">
            <text:p>422088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SUM([.B447:.D447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4993514" calcext:value-type="float">
            <text:p>499351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448:.D448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169971" calcext:value-type="float">
            <text:p>516997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449:.D449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918085" calcext:value-type="float">
            <text:p>591808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450:.D450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9820864" calcext:value-type="float">
            <text:p>982086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451:.D451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9842537" calcext:value-type="float">
            <text:p>984253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452:.D452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15982" calcext:value-type="float">
            <text:p>51598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453:.D453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3109538" calcext:value-type="float">
            <text:p>310953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454:.D454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4772629" calcext:value-type="float">
            <text:p>477262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SUM([.B455:.D455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5634444" calcext:value-type="float">
            <text:p>563444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56:.D456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8650882" calcext:value-type="float">
            <text:p>865088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SUM([.B457:.D457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501842" calcext:value-type="float">
            <text:p>150184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458:.D458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013238" calcext:value-type="float">
            <text:p>201323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59:.D459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686119" calcext:value-type="float">
            <text:p>268611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460:.D460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801895" calcext:value-type="float">
            <text:p>280189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SUM([.B461:.D461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3488933" calcext:value-type="float">
            <text:p>3488933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SUM([.B462:.D462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4063527" calcext:value-type="float">
            <text:p>40635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463:.D463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5133542" calcext:value-type="float">
            <text:p>513354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B464:.D464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6991247" calcext:value-type="float">
            <text:p>699124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SUM([.B465:.D465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7552313" calcext:value-type="float">
            <text:p>755231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466:.D466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7788973" calcext:value-type="float">
            <text:p>778897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467:.D467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511921" calcext:value-type="float">
            <text:p>851192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68:.D468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246431" calcext:value-type="float">
            <text:p>224643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SUM([.B469:.D469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3060136" calcext:value-type="float">
            <text:p>306013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B470:.D470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3310257" calcext:value-type="float">
            <text:p>33102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SUM([.B471:.D471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4357700" calcext:value-type="float">
            <text:p>43577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B472:.D472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5520983" calcext:value-type="float">
            <text:p>5520983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.B473:.D473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5662749" calcext:value-type="float">
            <text:p>566274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SUM([.B474:.D474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6427209" calcext:value-type="float">
            <text:p>642720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SUM([.B475:.D475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6502831" calcext:value-type="float">
            <text:p>6502831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476:.D476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7600410" calcext:value-type="float">
            <text:p>760041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SUM([.B477:.D477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226573" calcext:value-type="float">
            <text:p>22657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" table:formula="of:=SUM([.B478:.D478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398782" calcext:value-type="float">
            <text:p>39878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1" table:formula="of:=SUM([.B479:.D479])" office:value-type="float" office:value="154" calcext:value-type="float">
            <text:p>154</text:p>
          </table:table-cell>
          <table:table-cell table:number-columns-repeated="2"/>
          <table:table-cell office:value-type="float" office:value="7600410" calcext:value-type="float">
            <text:p>76004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59849" calcext:value-type="float">
            <text:p>105984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table:formula="of:=SUM([.B480:.D480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501987" calcext:value-type="float">
            <text:p>150198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formula="of:=SUM([.B481:.D481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776836" calcext:value-type="float">
            <text:p>177683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1" table:formula="of:=SUM([.B482:.D482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3965078" calcext:value-type="float">
            <text:p>396507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1" table:formula="of:=SUM([.B483:.D483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4099771" calcext:value-type="float">
            <text:p>40997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1" table:formula="of:=SUM([.B484:.D484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style-name="ce1" office:value-type="float" office:value="6214462" calcext:value-type="float">
            <text:p>621446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B485:.D485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6944786" calcext:value-type="float">
            <text:p>694478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" table:formula="of:=SUM([.B486:.D486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7423137" calcext:value-type="float">
            <text:p>74231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1" table:formula="of:=SUM([.B487:.D487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8527230" calcext:value-type="float">
            <text:p>85272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formula="of:=SUM([.B488:.D488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8628476" calcext:value-type="float">
            <text:p>862847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table:formula="of:=SUM([.B489:.D489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9821847" calcext:value-type="float">
            <text:p>982184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1" table:formula="of:=SUM([.B490:.D490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9834013" calcext:value-type="float">
            <text:p>9834013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" table:formula="of:=SUM([.B491:.D491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840433" calcext:value-type="float">
            <text:p>184043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92:.D492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027832" calcext:value-type="float">
            <text:p>202783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SUM([.B493:.D493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172813" calcext:value-type="float">
            <text:p>217281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494:.D494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3410201" calcext:value-type="float">
            <text:p>341020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495:.D495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4028972" calcext:value-type="float">
            <text:p>4028972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B496:.D496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5816231" calcext:value-type="float">
            <text:p>581623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SUM([.B497:.D497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6490144" calcext:value-type="float">
            <text:p>649014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498:.D498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84553" calcext:value-type="float">
            <text:p>28455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499:.D499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485936" calcext:value-type="float">
            <text:p>48593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500:.D500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975012" calcext:value-type="float">
            <text:p>9750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501:.D501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075615" calcext:value-type="float">
            <text:p>107561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SUM([.B502:.D502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509084" calcext:value-type="float">
            <text:p>150908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03:.D503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869240" calcext:value-type="float">
            <text:p>186924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504:.D504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3704681" calcext:value-type="float">
            <text:p>370468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505:.D505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7122660" calcext:value-type="float">
            <text:p>712266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506:.D506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9122596" calcext:value-type="float">
            <text:p>912259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507:.D507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473312" calcext:value-type="float">
            <text:p>473312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508:.D508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497902" calcext:value-type="float">
            <text:p>249790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509:.D509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817358" calcext:value-type="float">
            <text:p>281735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10:.D510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4158708" calcext:value-type="float">
            <text:p>415870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511:.D511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5926954" calcext:value-type="float">
            <text:p>592695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512:.D512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8504469" calcext:value-type="float">
            <text:p>850446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513:.D513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8978761" calcext:value-type="float">
            <text:p>897876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514:.D514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228825" calcext:value-type="float">
            <text:p>222882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515:.D515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343837" calcext:value-type="float">
            <text:p>234383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516:.D516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296517" calcext:value-type="float">
            <text:p>329651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517:.D517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949818" calcext:value-type="float">
            <text:p>49498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518:.D518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473546" calcext:value-type="float">
            <text:p>647354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519:.D519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734053" calcext:value-type="float">
            <text:p>673405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520:.D520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8840010" calcext:value-type="float">
            <text:p>88400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SUM([.B521:.D521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028238" calcext:value-type="float">
            <text:p>90282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22:.D522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505189" calcext:value-type="float">
            <text:p>950518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523:.D523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999193" calcext:value-type="float">
            <text:p>999919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SUM([.B524:.D524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04220" calcext:value-type="float">
            <text:p>6042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SUM([.B525:.D525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1392693" calcext:value-type="float">
            <text:p>139269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526:.D526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2172923" calcext:value-type="float">
            <text:p>217292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27:.D527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396914" calcext:value-type="float">
            <text:p>4396914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SUM([.B528:.D528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945392" calcext:value-type="float">
            <text:p>494539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B529:.D529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5150444" calcext:value-type="float">
            <text:p>515044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30:.D530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5756076" calcext:value-type="float">
            <text:p>575607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531:.D531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6232693" calcext:value-type="float">
            <text:p>623269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B532:.D532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7195502" calcext:value-type="float">
            <text:p>719550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533:.D533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65540" calcext:value-type="float">
            <text:p>46554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534:.D534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835567" calcext:value-type="float">
            <text:p>83556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UM([.B535:.D535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157266" calcext:value-type="float">
            <text:p>115726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536:.D536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3565695" calcext:value-type="float">
            <text:p>3565695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SUM([.B537:.D537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340022" calcext:value-type="float">
            <text:p>434002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38:.D538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895428" calcext:value-type="float">
            <text:p>4895428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539:.D539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944528" calcext:value-type="float">
            <text:p>49445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SUM([.B540:.D540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6570441" calcext:value-type="float">
            <text:p>6570441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541:.D541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035174" calcext:value-type="float">
            <text:p>9035174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SUM([.B542:.D542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641381" calcext:value-type="float">
            <text:p>964138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SUM([.B543:.D543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895602" calcext:value-type="float">
            <text:p>989560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544:.D544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996728" calcext:value-type="float">
            <text:p>99967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B545:.D545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SUM([.B546:.D546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826564" calcext:value-type="float">
            <text:p>82656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SUM([.B547:.D547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686305" calcext:value-type="float">
            <text:p>468630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548:.D548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938917" calcext:value-type="float">
            <text:p>493891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549:.D549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6008613" calcext:value-type="float">
            <text:p>600861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SUM([.B550:.D550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7905079" calcext:value-type="float">
            <text:p>79050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551:.D551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1496686" calcext:value-type="float">
            <text:p>14966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SUM([.B552:.D552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2412526" calcext:value-type="float">
            <text:p>2412526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553:.D553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3132062" calcext:value-type="float">
            <text:p>3132062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554:.D554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3164464" calcext:value-type="float">
            <text:p>316446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SUM([.B555:.D555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4644493" calcext:value-type="float">
            <text:p>464449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SUM([.B556:.D556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5251263" calcext:value-type="float">
            <text:p>525126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557:.D557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8459928" calcext:value-type="float">
            <text:p>8459928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SUM([.B558:.D558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8807464" calcext:value-type="float">
            <text:p>880746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559:.D559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9260415" calcext:value-type="float">
            <text:p>926041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SUM([.B560:.D560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9752672" calcext:value-type="float">
            <text:p>9752672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SUM([.B561:.D561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488864" calcext:value-type="float">
            <text:p>48886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SUM([.B562:.D562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291628" calcext:value-type="float">
            <text:p>129162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563:.D563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3963004" calcext:value-type="float">
            <text:p>396300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64:.D564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197377" calcext:value-type="float">
            <text:p>4197377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65:.D565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240728" calcext:value-type="float">
            <text:p>424072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SUM([.B566:.D566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5091027" calcext:value-type="float">
            <text:p>509102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567:.D567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6127674" calcext:value-type="float">
            <text:p>612767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B568:.D568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6297650" calcext:value-type="float">
            <text:p>629765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569:.D569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2163495" calcext:value-type="float">
            <text:p>216349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570:.D570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6707267" calcext:value-type="float">
            <text:p>670726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571:.D571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8046636" calcext:value-type="float">
            <text:p>80466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572:.D572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8185648" calcext:value-type="float">
            <text:p>818564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573:.D573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702573" calcext:value-type="float">
            <text:p>170257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574:.D574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713457" calcext:value-type="float">
            <text:p>1713457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575:.D575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4943239" calcext:value-type="float">
            <text:p>4943239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576:.D576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5324894" calcext:value-type="float">
            <text:p>532489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SUM([.B577:.D577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509338" calcext:value-type="float">
            <text:p>650933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SUM([.B578:.D578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8490555" calcext:value-type="float">
            <text:p>849055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SUM([.B579:.D579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08756" calcext:value-type="float">
            <text:p>6087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580:.D580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169882" calcext:value-type="float">
            <text:p>11698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SUM([.B581:.D581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2924161" calcext:value-type="float">
            <text:p>292416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582:.D582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5434319" calcext:value-type="float">
            <text:p>543431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83:.D583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7798913" calcext:value-type="float">
            <text:p>779891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584:.D584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7942841" calcext:value-type="float">
            <text:p>794284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SUM([.B585:.D585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376130" calcext:value-type="float">
            <text:p>37613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586:.D586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777344" calcext:value-type="float">
            <text:p>177734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SUM([.B587:.D587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2040115" calcext:value-type="float">
            <text:p>20401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88:.D588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2061305" calcext:value-type="float">
            <text:p>206130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589:.D589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3464459" calcext:value-type="float">
            <text:p>346445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590:.D590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4645247" calcext:value-type="float">
            <text:p>4645247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591:.D591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6588433" calcext:value-type="float">
            <text:p>65884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SUM([.B592:.D592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6729921" calcext:value-type="float">
            <text:p>672992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593:.D593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3910646" calcext:value-type="float">
            <text:p>391064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SUM([.B594:.D594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202722" calcext:value-type="float">
            <text:p>520272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595:.D595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446226" calcext:value-type="float">
            <text:p>544622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96:.D596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9727879" calcext:value-type="float">
            <text:p>972787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597:.D597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931550" calcext:value-type="float">
            <text:p>93155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98:.D598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587392" calcext:value-type="float">
            <text:p>15873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599:.D599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934052" calcext:value-type="float">
            <text:p>193405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600:.D600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115803" calcext:value-type="float">
            <text:p>411580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601:.D601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986921" calcext:value-type="float">
            <text:p>498692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602:.D602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265137" calcext:value-type="float">
            <text:p>62651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603:.D603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8050027" calcext:value-type="float">
            <text:p>805002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B604:.D604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163322" calcext:value-type="float">
            <text:p>916332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SUM([.B605:.D605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817539" calcext:value-type="float">
            <text:p>9817539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SUM([.B606:.D606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16312" calcext:value-type="float">
            <text:p>6163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607:.D607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682764" calcext:value-type="float">
            <text:p>68276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608:.D608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4170533" calcext:value-type="float">
            <text:p>41705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SUM([.B609:.D609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9732684" calcext:value-type="float">
            <text:p>9732684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10:.D610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414498" calcext:value-type="float">
            <text:p>41449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SUM([.B611:.D611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915238" calcext:value-type="float">
            <text:p>491523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612:.D612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118092" calcext:value-type="float">
            <text:p>51180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SUM([.B613:.D613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479447" calcext:value-type="float">
            <text:p>547944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614:.D614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8651841" calcext:value-type="float">
            <text:p>865184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615:.D615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9222670" calcext:value-type="float">
            <text:p>92226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616:.D616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9595387" calcext:value-type="float">
            <text:p>959538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617:.D617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302295" calcext:value-type="float">
            <text:p>30229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SUM([.B618:.D618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597142" calcext:value-type="float">
            <text:p>59714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619:.D619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3925096" calcext:value-type="float">
            <text:p>392509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SUM([.B620:.D620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4278970" calcext:value-type="float">
            <text:p>42789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621:.D621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967082" calcext:value-type="float">
            <text:p>696708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22:.D622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70007" calcext:value-type="float">
            <text:p>17000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623:.D623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40496" calcext:value-type="float">
            <text:p>54049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SUM([.B624:.D624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3915910" calcext:value-type="float">
            <text:p>39159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625:.D625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4883047" calcext:value-type="float">
            <text:p>488304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B626:.D626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494291" calcext:value-type="float">
            <text:p>549429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627:.D627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825967" calcext:value-type="float">
            <text:p>582596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SUM([.B628:.D628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411974" calcext:value-type="float">
            <text:p>641197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SUM([.B629:.D629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650804" calcext:value-type="float">
            <text:p>665080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630:.D630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8530508" calcext:value-type="float">
            <text:p>853050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631:.D631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9375863" calcext:value-type="float">
            <text:p>9375863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632:.D632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786374" calcext:value-type="float">
            <text:p>78637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633:.D633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681503" calcext:value-type="float">
            <text:p>168150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634:.D634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273499" calcext:value-type="float">
            <text:p>227349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635:.D635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3098098" calcext:value-type="float">
            <text:p>3098098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636:.D636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3794207" calcext:value-type="float">
            <text:p>379420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SUM([.B637:.D637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4317494" calcext:value-type="float">
            <text:p>431749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638:.D638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5436957" calcext:value-type="float">
            <text:p>543695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639:.D639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750671" calcext:value-type="float">
            <text:p>175067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SUM([.B640:.D640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4763523" calcext:value-type="float">
            <text:p>47635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SUM([.B641:.D641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144837" calcext:value-type="float">
            <text:p>61448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642:.D642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325060" calcext:value-type="float">
            <text:p>632506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SUM([.B643:.D643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921372" calcext:value-type="float">
            <text:p>6921372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644:.D644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8509180" calcext:value-type="float">
            <text:p>850918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645:.D645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8857955" calcext:value-type="float">
            <text:p>885795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646:.D646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859354" calcext:value-type="float">
            <text:p>185935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647:.D647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943794" calcext:value-type="float">
            <text:p>194379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48:.D648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564017" calcext:value-type="float">
            <text:p>256401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649:.D649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3862640" calcext:value-type="float">
            <text:p>3862640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650:.D650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649731" calcext:value-type="float">
            <text:p>664973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SUM([.B651:.D651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8401061" calcext:value-type="float">
            <text:p>840106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652:.D652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9469747" calcext:value-type="float">
            <text:p>946974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B653:.D653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5598" calcext:value-type="float">
            <text:p>6559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SUM([.B654:.D654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832334" calcext:value-type="float">
            <text:p>183233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55:.D655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188847" calcext:value-type="float">
            <text:p>31888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SUM([.B656:.D656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384310" calcext:value-type="float">
            <text:p>338431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SUM([.B657:.D657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6355147" calcext:value-type="float">
            <text:p>635514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B658:.D658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363479" calcext:value-type="float">
            <text:p>7363479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SUM([.B659:.D659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968394" calcext:value-type="float">
            <text:p>7968394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SUM([.B660:.D660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8633191" calcext:value-type="float">
            <text:p>863319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661:.D661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739182" calcext:value-type="float">
            <text:p>3739182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62:.D662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580050" calcext:value-type="float">
            <text:p>658005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63:.D663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605062" calcext:value-type="float">
            <text:p>660506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664:.D664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738314" calcext:value-type="float">
            <text:p>673831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SUM([.B665:.D665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792607" calcext:value-type="float">
            <text:p>67926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666:.D666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146218" calcext:value-type="float">
            <text:p>714621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B667:.D667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356313" calcext:value-type="float">
            <text:p>3563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SUM([.B668:.D668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665700" calcext:value-type="float">
            <text:p>166570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669:.D669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145562" calcext:value-type="float">
            <text:p>71455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SUM([.B670:.D670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876005" calcext:value-type="float">
            <text:p>787600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SUM([.B671:.D671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899840" calcext:value-type="float">
            <text:p>78998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672:.D672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927846" calcext:value-type="float">
            <text:p>92784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673:.D673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73776" calcext:value-type="float">
            <text:p>127377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674:.D674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663146" calcext:value-type="float">
            <text:p>166314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75:.D675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337427" calcext:value-type="float">
            <text:p>33374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676:.D676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4507762" calcext:value-type="float">
            <text:p>450776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677:.D677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32343" calcext:value-type="float">
            <text:p>332343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678:.D678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280953" calcext:value-type="float">
            <text:p>128095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679:.D679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3513593" calcext:value-type="float">
            <text:p>351359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SUM([.B680:.D680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5703139" calcext:value-type="float">
            <text:p>570313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681:.D681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716544" calcext:value-type="float">
            <text:p>671654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682:.D682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7345570" calcext:value-type="float">
            <text:p>734557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683:.D683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7635733" calcext:value-type="float">
            <text:p>76357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684:.D684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685:.D685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6853" calcext:value-type="float">
            <text:p>6685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686:.D686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338032" calcext:value-type="float">
            <text:p>3380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687:.D687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2016544" calcext:value-type="float">
            <text:p>201654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688:.D688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2883100" calcext:value-type="float">
            <text:p>28831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689:.D689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527846" calcext:value-type="float">
            <text:p>452784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690:.D690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133420" calcext:value-type="float">
            <text:p>5133420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691:.D691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157150" calcext:value-type="float">
            <text:p>515715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92:.D692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331476" calcext:value-type="float">
            <text:p>633147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693:.D693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362043" calcext:value-type="float">
            <text:p>136204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694:.D694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2464901" calcext:value-type="float">
            <text:p>24649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695:.D695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2981580" calcext:value-type="float">
            <text:p>298158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SUM([.B696:.D696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3844865" calcext:value-type="float">
            <text:p>384486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697:.D697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4149991" calcext:value-type="float">
            <text:p>4149991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98:.D698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8114593" calcext:value-type="float">
            <text:p>811459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SUM([.B699:.D699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02939" calcext:value-type="float">
            <text:p>1202939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700:.D700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435652" calcext:value-type="float">
            <text:p>143565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701:.D701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5745499" calcext:value-type="float">
            <text:p>574549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702:.D702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6536950" calcext:value-type="float">
            <text:p>65369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B703:.D703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6899574" calcext:value-type="float">
            <text:p>689957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B704:.D704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8563968" calcext:value-type="float">
            <text:p>85639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705:.D705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9971783" calcext:value-type="float">
            <text:p>99717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06:.D706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331327" calcext:value-type="float">
            <text:p>3313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707:.D707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70368" calcext:value-type="float">
            <text:p>47036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708:.D708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548852" calcext:value-type="float">
            <text:p>54885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SUM([.B709:.D709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644678" calcext:value-type="float">
            <text:p>64467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710:.D710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2762998" calcext:value-type="float">
            <text:p>276299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711:.D711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762898" calcext:value-type="float">
            <text:p>476289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712:.D712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591685" calcext:value-type="float">
            <text:p>759168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SUM([.B713:.D713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793395" calcext:value-type="float">
            <text:p>779339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SUM([.B714:.D714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203975" calcext:value-type="float">
            <text:p>820397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715:.D715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9094791" calcext:value-type="float">
            <text:p>9094791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16:.D716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3700700" calcext:value-type="float">
            <text:p>370070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717:.D717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779113" calcext:value-type="float">
            <text:p>677911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718:.D718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922987" calcext:value-type="float">
            <text:p>6922987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719:.D719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074720" calcext:value-type="float">
            <text:p>70747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720:.D720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063341" calcext:value-type="float">
            <text:p>806334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SUM([.B721:.D721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121197" calcext:value-type="float">
            <text:p>812119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SUM([.B722:.D722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427273" calcext:value-type="float">
            <text:p>842727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723:.D723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9947662" calcext:value-type="float">
            <text:p>99476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SUM([.B724:.D724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2516569" calcext:value-type="float">
            <text:p>251656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725:.D725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216030" calcext:value-type="float">
            <text:p>421603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B726:.D726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993970" calcext:value-type="float">
            <text:p>499397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SUM([.B727:.D727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161071" calcext:value-type="float">
            <text:p>51610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728:.D728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591047" calcext:value-type="float">
            <text:p>559104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B729:.D729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695519" calcext:value-type="float">
            <text:p>569551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SUM([.B730:.D730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7088110" calcext:value-type="float">
            <text:p>708811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731:.D731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9041" calcext:value-type="float">
            <text:p>19041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732:.D732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573561" calcext:value-type="float">
            <text:p>57356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733:.D733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597342" calcext:value-type="float">
            <text:p>259734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734:.D734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663223" calcext:value-type="float">
            <text:p>26632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SUM([.B735:.D735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3925149" calcext:value-type="float">
            <text:p>392514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SUM([.B736:.D736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4855621" calcext:value-type="float">
            <text:p>485562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737:.D737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5326654" calcext:value-type="float">
            <text:p>532665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38:.D7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404084" calcext:value-type="float">
            <text:p>640408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39:.D739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512239" calcext:value-type="float">
            <text:p>651223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B740:.D740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520562" calcext:value-type="float">
            <text:p>852056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741:.D741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843996" calcext:value-type="float">
            <text:p>884399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SUM([.B742:.D742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9441495" calcext:value-type="float">
            <text:p>944149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SUM([.B743:.D743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9536036" calcext:value-type="float">
            <text:p>9536036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B744:.D744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775451" calcext:value-type="float">
            <text:p>277545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B745:.D745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108334" calcext:value-type="float">
            <text:p>31083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746:.D746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585980" calcext:value-type="float">
            <text:p>358598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747:.D747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671450" calcext:value-type="float">
            <text:p>367145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SUM([.B748:.D748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5401858" calcext:value-type="float">
            <text:p>540185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SUM([.B749:.D749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425876" calcext:value-type="float">
            <text:p>64258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formula="of:=SUM([.B750:.D750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35472" calcext:value-type="float">
            <text:p>6354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751:.D751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3531696" calcext:value-type="float">
            <text:p>353169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52:.D752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4080736" calcext:value-type="float">
            <text:p>408073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753:.D753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144838" calcext:value-type="float">
            <text:p>514483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754:.D754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657128" calcext:value-type="float">
            <text:p>5657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755:.D755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379916" calcext:value-type="float">
            <text:p>837991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B756:.D756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9499596" calcext:value-type="float">
            <text:p>949959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formula="of:=SUM([.B757:.D757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406336" calcext:value-type="float">
            <text:p>140633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758:.D758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5608575" calcext:value-type="float">
            <text:p>560857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59:.D759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7228239" calcext:value-type="float">
            <text:p>722823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760:.D760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004022" calcext:value-type="float">
            <text:p>900402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61:.D761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823921" calcext:value-type="float">
            <text:p>982392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B762:.D762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4093317" calcext:value-type="float">
            <text:p>409331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([.B763:.D763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4732793" calcext:value-type="float">
            <text:p>473279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764:.D764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353619" calcext:value-type="float">
            <text:p>53536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SUM([.B765:.D765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861108" calcext:value-type="float">
            <text:p>58611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766:.D766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088116" calcext:value-type="float">
            <text:p>608811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767:.D767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343094" calcext:value-type="float">
            <text:p>134309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768:.D768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2572786" calcext:value-type="float">
            <text:p>25727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769:.D769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3588248" calcext:value-type="float">
            <text:p>358824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70:.D770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462948" calcext:value-type="float">
            <text:p>746294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71:.D771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065096" calcext:value-type="float">
            <text:p>806509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SUM([.B772:.D772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312848" calcext:value-type="float">
            <text:p>83128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773:.D773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256600" calcext:value-type="float">
            <text:p>925660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74:.D774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270600" calcext:value-type="float">
            <text:p>927060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775:.D775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39266" calcext:value-type="float">
            <text:p>83926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776:.D776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658873" calcext:value-type="float">
            <text:p>665887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777:.D777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940217" calcext:value-type="float">
            <text:p>694021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SUM([.B778:.D778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8867709" calcext:value-type="float">
            <text:p>886770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779:.D779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340793" calcext:value-type="float">
            <text:p>34079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780:.D780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415115" calcext:value-type="float">
            <text:p>4151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81:.D781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57358" calcext:value-type="float">
            <text:p>6573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SUM([.B782:.D782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SUM([.B783:.D783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294112" calcext:value-type="float">
            <text:p>5294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SUM([.B784:.D784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305733" calcext:value-type="float">
            <text:p>63057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785:.D785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470214" calcext:value-type="float">
            <text:p>64702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786:.D786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631701" calcext:value-type="float">
            <text:p>7631701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87:.D787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699926" calcext:value-type="float">
            <text:p>76999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88:.D788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833518" calcext:value-type="float">
            <text:p>783351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789:.D789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9780725" calcext:value-type="float">
            <text:p>97807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90:.D790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61947" calcext:value-type="float">
            <text:p>2619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SUM([.B791:.D791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033001" calcext:value-type="float">
            <text:p>103300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B792:.D792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7036300" calcext:value-type="float">
            <text:p>70363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793:.D793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9488903" calcext:value-type="float">
            <text:p>948890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SUM([.B794:.D794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3241509" calcext:value-type="float">
            <text:p>32415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95:.D795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4775109" calcext:value-type="float">
            <text:p>477510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SUM([.B796:.D796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5504448" calcext:value-type="float">
            <text:p>550444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UM([.B797:.D797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362209" calcext:value-type="float">
            <text:p>636220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B798:.D798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638208" calcext:value-type="float">
            <text:p>763820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799:.D799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736469" calcext:value-type="float">
            <text:p>773646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800:.D800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497158" calcext:value-type="float">
            <text:p>9497158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01:.D801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811792" calcext:value-type="float">
            <text:p>98117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802:.D802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80427" calcext:value-type="float">
            <text:p>280427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803:.D803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678505" calcext:value-type="float">
            <text:p>167850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SUM([.B804:.D804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5169729" calcext:value-type="float">
            <text:p>516972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805:.D805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027693" calcext:value-type="float">
            <text:p>602769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806:.D806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349083" calcext:value-type="float">
            <text:p>734908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807:.D807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68467" calcext:value-type="float">
            <text:p>26846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08:.D808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200582" calcext:value-type="float">
            <text:p>120058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SUM([.B809:.D809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333483" calcext:value-type="float">
            <text:p>1333483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10:.D810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506061" calcext:value-type="float">
            <text:p>150606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811:.D811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299369" calcext:value-type="float">
            <text:p>22993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812:.D812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543891" calcext:value-type="float">
            <text:p>25438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813:.D813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694719" calcext:value-type="float">
            <text:p>269471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814:.D814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3539625" calcext:value-type="float">
            <text:p>353962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815:.D815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151355" calcext:value-type="float">
            <text:p>415135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816:.D816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344763" calcext:value-type="float">
            <text:p>434476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17:.D817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413613" calcext:value-type="float">
            <text:p>441361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B818:.D818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7325260" calcext:value-type="float">
            <text:p>732526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819:.D819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8489688" calcext:value-type="float">
            <text:p>848968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820:.D820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825464" calcext:value-type="float">
            <text:p>982546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821:.D821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953176" calcext:value-type="float">
            <text:p>995317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SUM([.B822:.D822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651559" calcext:value-type="float">
            <text:p>165155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823:.D823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2744175" calcext:value-type="float">
            <text:p>274417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SUM([.B824:.D824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4484744" calcext:value-type="float">
            <text:p>44847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825:.D825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4963934" calcext:value-type="float">
            <text:p>496393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826:.D826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27:.D827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850489" calcext:value-type="float">
            <text:p>185048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828:.D828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3795358" calcext:value-type="float">
            <text:p>379535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SUM([.B829:.D829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486516" calcext:value-type="float">
            <text:p>148651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830:.D830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2910273" calcext:value-type="float">
            <text:p>291027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SUM([.B831:.D831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4302357" calcext:value-type="float">
            <text:p>430235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SUM([.B832:.D832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2074684" calcext:value-type="float">
            <text:p>20746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833:.D833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780165" calcext:value-type="float">
            <text:p>678016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834:.D834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866836" calcext:value-type="float">
            <text:p>186683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835:.D835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432548" calcext:value-type="float">
            <text:p>2432548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B836:.D836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3037215" calcext:value-type="float">
            <text:p>303721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SUM([.B837:.D837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067928" calcext:value-type="float">
            <text:p>506792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838:.D838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129605" calcext:value-type="float">
            <text:p>512960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839:.D839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7209625" calcext:value-type="float">
            <text:p>720962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840:.D840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31421" calcext:value-type="float">
            <text:p>5314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841:.D841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79667" calcext:value-type="float">
            <text:p>87966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SUM([.B842:.D842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3508178" calcext:value-type="float">
            <text:p>350817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843:.D843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03313" calcext:value-type="float">
            <text:p>46033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844:.D844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740887" calcext:value-type="float">
            <text:p>474088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845:.D845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835772" calcext:value-type="float">
            <text:p>68357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846:.D846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7965429" calcext:value-type="float">
            <text:p>79654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47:.D847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959796" calcext:value-type="float">
            <text:p>895979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848:.D848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00667" calcext:value-type="float">
            <text:p>60066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849:.D849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982589" calcext:value-type="float">
            <text:p>9825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SUM([.B850:.D850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257919" calcext:value-type="float">
            <text:p>12579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51:.D851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052054" calcext:value-type="float">
            <text:p>305205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852:.D852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579294" calcext:value-type="float">
            <text:p>357929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853:.D853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6699778" calcext:value-type="float">
            <text:p>669977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854:.D854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7049981" calcext:value-type="float">
            <text:p>704998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55:.D855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748782" calcext:value-type="float">
            <text:p>3748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856:.D856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252983" calcext:value-type="float">
            <text:p>225298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SUM([.B857:.D857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510862" calcext:value-type="float">
            <text:p>251086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B858:.D858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679192" calcext:value-type="float">
            <text:p>267919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59:.D85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511411" calcext:value-type="float">
            <text:p>351141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860:.D86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814670" calcext:value-type="float">
            <text:p>581467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861:.D861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7592133" calcext:value-type="float">
            <text:p>759213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862:.D86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9301362" calcext:value-type="float">
            <text:p>930136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63:.D863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98973" calcext:value-type="float">
            <text:p>39897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864:.D864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572645" calcext:value-type="float">
            <text:p>15726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865:.D865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208298" calcext:value-type="float">
            <text:p>220829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866:.D866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4409255" calcext:value-type="float">
            <text:p>440925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867:.D867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7644550" calcext:value-type="float">
            <text:p>764455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868:.D868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7819478" calcext:value-type="float">
            <text:p>7819478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869:.D869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727628" calcext:value-type="float">
            <text:p>87276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B870:.D870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935919" calcext:value-type="float">
            <text:p>893591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SUM([.B871:.D871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456798" calcext:value-type="float">
            <text:p>45679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72:.D872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4897728" calcext:value-type="float">
            <text:p>489772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B873:.D873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6080254" calcext:value-type="float">
            <text:p>608025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874:.D874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6650428" calcext:value-type="float">
            <text:p>665042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875:.D875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667955" calcext:value-type="float">
            <text:p>866795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SUM([.B876:.D876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393167" calcext:value-type="float">
            <text:p>39316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B877:.D877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70073" calcext:value-type="float">
            <text:p>870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878:.D878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557875" calcext:value-type="float">
            <text:p>155787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879:.D879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818423" calcext:value-type="float">
            <text:p>881842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880:.D880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413274" calcext:value-type="float">
            <text:p>94132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881:.D881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52605" calcext:value-type="float">
            <text:p>1526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SUM([.B882:.D882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3523800" calcext:value-type="float">
            <text:p>352380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883:.D883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3685024" calcext:value-type="float">
            <text:p>36850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884:.D884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5202323" calcext:value-type="float">
            <text:p>52023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885:.D885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7523961" calcext:value-type="float">
            <text:p>752396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SUM([.B886:.D886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048827" calcext:value-type="float">
            <text:p>904882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87:.D887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140807" calcext:value-type="float">
            <text:p>914080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SUM([.B888:.D888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598914" calcext:value-type="float">
            <text:p>259891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B889:.D889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2855393" calcext:value-type="float">
            <text:p>285539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890:.D890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5744558" calcext:value-type="float">
            <text:p>57445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91:.D891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3517215" calcext:value-type="float">
            <text:p>35172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SUM([.B892:.D892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535625" calcext:value-type="float">
            <text:p>753562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893:.D893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2863658" calcext:value-type="float">
            <text:p>28636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894:.D89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3278708" calcext:value-type="float">
            <text:p>327870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895:.D895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4223861" calcext:value-type="float">
            <text:p>422386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896:.D896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6855894" calcext:value-type="float">
            <text:p>685589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897:.D897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7732542" calcext:value-type="float">
            <text:p>773254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98:.D89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03919" calcext:value-type="float">
            <text:p>93039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.B899:.D899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2709746" calcext:value-type="float">
            <text:p>270974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B900:.D90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462909" calcext:value-type="float">
            <text:p>46290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SUM([.B901:.D901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3361347" calcext:value-type="float">
            <text:p>336134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02:.D90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5403476" calcext:value-type="float">
            <text:p>540347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903:.D903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6397542" calcext:value-type="float">
            <text:p>639754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904:.D904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80032" calcext:value-type="float">
            <text:p>908003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05:.D905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3101186" calcext:value-type="float">
            <text:p>31011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906:.D906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3829428" calcext:value-type="float">
            <text:p>382942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907:.D907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5866254" calcext:value-type="float">
            <text:p>586625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908:.D908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7912904" calcext:value-type="float">
            <text:p>791290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09:.D909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4545385" calcext:value-type="float">
            <text:p>454538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10:.D910])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006727" calcext:value-type="float">
            <text:p>10067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911:.D911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914900" calcext:value-type="float">
            <text:p>591490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912:.D912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6281531" calcext:value-type="float">
            <text:p>6281531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13:.D913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6410890" calcext:value-type="float">
            <text:p>641089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14:.D914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356378" calcext:value-type="float">
            <text:p>535637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SUM([.B915:.D915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264862" calcext:value-type="float">
            <text:p>92648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916:.D916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435914" calcext:value-type="float">
            <text:p>84359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917:.D917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617634" calcext:value-type="float">
            <text:p>861763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18:.D918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273187" calcext:value-type="float">
            <text:p>127318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919:.D919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117431" calcext:value-type="float">
            <text:p>21174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920:.D920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666623" calcext:value-type="float">
            <text:p>866662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([.B921:.D921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593422" calcext:value-type="float">
            <text:p>25934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SUM([.B922:.D922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5915750" calcext:value-type="float">
            <text:p>59157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923:.D923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2054633" calcext:value-type="float">
            <text:p>205463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SUM([.B924:.D924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3159160" calcext:value-type="float">
            <text:p>31591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25:.D925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4254722" calcext:value-type="float">
            <text:p>42547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26:.D926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6346118" calcext:value-type="float">
            <text:p>63461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927:.D927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97038" calcext:value-type="float">
            <text:p>9703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928:.D928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99617" calcext:value-type="float">
            <text:p>89961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B929:.D929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203928" calcext:value-type="float">
            <text:p>120392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30:.D930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420938" calcext:value-type="float">
            <text:p>142093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931:.D931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712657" calcext:value-type="float">
            <text:p>171265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B932:.D932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4048399" calcext:value-type="float">
            <text:p>404839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933:.D933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247780" calcext:value-type="float">
            <text:p>124778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934:.D934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08502" calcext:value-type="float">
            <text:p>180850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35:.D935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517133" calcext:value-type="float">
            <text:p>51713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36:.D936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976588" calcext:value-type="float">
            <text:p>97658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937:.D937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475752" calcext:value-type="float">
            <text:p>447575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38:.D938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9378550" calcext:value-type="float">
            <text:p>93785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SUM([.B939:.D939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2409271" calcext:value-type="float">
            <text:p>24092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940:.D940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333778" calcext:value-type="float">
            <text:p>433377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941:.D941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362421" calcext:value-type="float">
            <text:p>636242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42:.D942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759888" calcext:value-type="float">
            <text:p>67598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943:.D943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125747" calcext:value-type="float">
            <text:p>41257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944:.D94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625694" calcext:value-type="float">
            <text:p>762569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945:.D94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8976364" calcext:value-type="float">
            <text:p>897636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946:.D94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2939237" calcext:value-type="float">
            <text:p>293923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947:.D94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8000993" calcext:value-type="float">
            <text:p>80009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B948:.D94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8004681" calcext:value-type="float">
            <text:p>800468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49:.D94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9269453" calcext:value-type="float">
            <text:p>926945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50:.D950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69361" calcext:value-type="float">
            <text:p>1693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951:.D95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4507266" calcext:value-type="float">
            <text:p>450726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B952:.D95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775430" calcext:value-type="float">
            <text:p>67754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953:.D95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9613547" calcext:value-type="float">
            <text:p>96135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B954:.D95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26817" calcext:value-type="float">
            <text:p>192681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955:.D955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6903756" calcext:value-type="float">
            <text:p>69037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956:.D956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900150" calcext:value-type="float">
            <text:p>59001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957:.D957]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5005818" calcext:value-type="float">
            <text:p>5005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SUM([.B958:.D958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8922778" calcext:value-type="float">
            <text:p>89227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SUM([.B959:.D959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392083" calcext:value-type="float">
            <text:p>639208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B960:.D960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407748" calcext:value-type="float">
            <text:p>640774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SUM([.B961:.D961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3130170" calcext:value-type="float">
            <text:p>31301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62:.D962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072959" calcext:value-type="float">
            <text:p>407295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963:.D963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485554" calcext:value-type="float">
            <text:p>448555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964:.D964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904144" calcext:value-type="float">
            <text:p>390414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B965:.D965])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7885190" calcext:value-type="float">
            <text:p>78851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966:.D96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9126758" calcext:value-type="float">
            <text:p>912675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967:.D96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7751949" calcext:value-type="float">
            <text:p>77519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68:.D968])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397869" calcext:value-type="float">
            <text:p>639786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969:.D969]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63443" calcext:value-type="float">
            <text:p>26344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70:.D970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8910097" calcext:value-type="float">
            <text:p>89100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971:.D971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8781104" calcext:value-type="float">
            <text:p>8781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972:.D972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9228584" calcext:value-type="float">
            <text:p>922858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973:.D973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38788" calcext:value-type="float">
            <text:p>593878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74:.D974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6444303" calcext:value-type="float">
            <text:p>644430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75:.D975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688683" calcext:value-type="float">
            <text:p>96886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76:.D976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997161" calcext:value-type="float">
            <text:p>399716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77:.D977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7105393" calcext:value-type="float">
            <text:p>710539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978:.D978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908379" calcext:value-type="float">
            <text:p>39083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979:.D979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6517215" calcext:value-type="float">
            <text:p>651721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80:.D980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505631" calcext:value-type="float">
            <text:p>950563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981:.D981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569250" calcext:value-type="float">
            <text:p>15692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982:.D982]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468578" calcext:value-type="float">
            <text:p>146857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983:.D983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690572" calcext:value-type="float">
            <text:p>96905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84:.D98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4113317" calcext:value-type="float">
            <text:p>41133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B985:.D985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7572089" calcext:value-type="float">
            <text:p>757208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86:.D986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782644" calcext:value-type="float">
            <text:p>17826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987:.D987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6547316" calcext:value-type="float">
            <text:p>654731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988:.D988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69029" calcext:value-type="float">
            <text:p>690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989:.D989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929204" calcext:value-type="float">
            <text:p>392920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SUM([.B990:.D990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197172" calcext:value-type="float">
            <text:p>519717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991:.D991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8428590" calcext:value-type="float">
            <text:p>842859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992:.D992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6411408" calcext:value-type="float">
            <text:p>641140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993:.D993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156495" calcext:value-type="float">
            <text:p>21564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994:.D994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767884" calcext:value-type="float">
            <text:p>37678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995:.D995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586817" calcext:value-type="float">
            <text:p>15868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996:.D99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413043" calcext:value-type="float">
            <text:p>34130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B997:.D997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824204" calcext:value-type="float">
            <text:p>382420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998:.D998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030197" calcext:value-type="float">
            <text:p>3030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999:.D999])" office:value-type="float" office:value="17" calcext:value-type="float">
            <text:p>1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F999">
          <table:sort>
            <table:sort-by table:field-number="5" table:order="descending" table:data-type="automatic"/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9:17:25.071194000</meta:creation-date>
    <dc:date>2026-02-15T19:25:41.537566000</dc:date>
    <meta:editing-duration>PT8M17S</meta:editing-duration>
    <meta:editing-cycles>1</meta:editing-cycles>
    <meta:generator>LibreOffice/26.2.0.3$MacOSX_AARCH64 LibreOffice_project/afbbd0df0edb6d40b450b0337ac646b0913a760c</meta:generator>
    <meta:document-statistic meta:table-count="1" meta:cell-count="5998" meta:object-count="0"/>
  </office:meta>
</office:document-meta>
</file>